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1380000013854B945341DE8EC0F.png" manifest:media-type="image/png"/>
  <manifest:file-entry manifest:full-path="Pictures/100000000000027500000168F6078740B651F382.png" manifest:media-type="image/png"/>
  <manifest:file-entry manifest:full-path="Pictures/10000000000000B2000000B045EC3A73CC8EE90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in Modern Roman Demi" svg:font-family="'Latin Modern Roman Dem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2623"/>
    </style:style>
    <style:style style:name="T1" style:family="text">
      <style:text-properties officeooo:rsid="00072623"/>
    </style:style>
    <style:style style:name="T2" style:family="text">
      <style:text-properties fo:font-size="24pt" officeooo:rsid="00072623" style:font-size-asian="24pt" style:font-size-complex="24pt"/>
    </style:style>
    <style:style style:name="T3" style:family="text">
      <style:text-properties fo:font-size="44pt" officeooo:rsid="00072623" style:font-size-asian="44pt" style:font-size-complex="44pt"/>
    </style:style>
    <style:style style:name="T4" style:family="text">
      <style:text-properties fo:font-size="96pt" officeooo:rsid="00072623" style:font-size-asian="96pt" style:font-size-complex="96pt"/>
    </style:style>
    <style:style style:name="T5" style:family="text">
      <style:text-properties fo:font-size="72pt" officeooo:rsid="00072623" style:font-size-asian="72pt" style:font-size-complex="72pt"/>
    </style:style>
    <style:style style:name="T6" style:family="text">
      <style:text-properties fo:font-size="80pt" officeooo:rsid="00072623" style:font-size-asian="80pt" style:font-size-complex="80pt"/>
    </style:style>
    <style:style style:name="T7" style:family="text">
      <style:text-properties fo:color="#0000ff" fo:font-size="72pt" officeooo:rsid="00072623" style:font-size-asian="72pt" style:font-size-complex="7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-0.919cm" svg:y="-1.207cm" svg:width="4.923cm" svg:height="4.868cm" draw:z-index="0"><draw:image xlink:href="Pictures/10000000000000B2000000B045EC3A73CC8EE906.png" xlink:type="simple" xlink:show="embed" xlink:actuate="onLoad"/></draw:frame><draw:frame draw:style-name="fr1" draw:name="Image1" text:anchor-type="paragraph" svg:x="-2cm" svg:y="3.849cm" svg:width="20.999cm" svg:height="12.021cm" draw:z-index="2"><draw:image xlink:href="Pictures/100000000000027500000168F6078740B651F382.png" xlink:type="simple" xlink:show="embed" xlink:actuate="onLoad"/></draw:frame><text:span text:style-name="T5"> <text:s text:c="2"/></text:span><text:span text:style-name="T7">PES Food</text:span></text:p>
      <text:p text:style-name="Standard"/>
      <text:p text:style-name="P1"><draw:frame draw:style-name="fr1" draw:name="Image3" text:anchor-type="paragraph" svg:x="0.288cm" svg:y="17.364cm" svg:width="4.521cm" svg:height="4.521cm" draw:z-index="1"><draw:image xlink:href="Pictures/10000200000001380000013854B945341DE8EC0F.png" xlink:type="simple" xlink:show="embed" xlink:actuate="onLoad"/></draw:frame><text:span text:style-name="T6"> bit.ly/pesfoo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in Modern Roman Demi" svg:font-family="'Latin Modern Roman Dem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20:44:15.342767675</meta:creation-date>
    <dc:date>2017-08-04T20:59:38.497324448</dc:date>
    <meta:editing-duration>PT5M13S</meta:editing-duration>
    <meta:editing-cycles>1</meta:editing-cycles>
    <meta:document-statistic meta:table-count="0" meta:image-count="3" meta:object-count="0" meta:page-count="1" meta:paragraph-count="2" meta:word-count="3" meta:character-count="26" meta:non-whitespace-character-count="21"/>
    <meta:generator>LibreOffice/5.1.6.2$Linux_X86_64 LibreOffice_project/10m0$Build-2</meta:generator>
  </office:meta>
</office:document-meta>
</file>